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possible values allowed in all the empty cells. For example, for an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just Naked Pairs mixed in, or hidden, with other possible values in the two cells.</text:p>
      <text:p text:style-name="P8"/>
      <text:p text:style-name="P8">??You can also extend this to naked triplet, and naked quadruplets. ???</text:p>
      <text:p text:style-name="P8"/>
      <text:p text:style-name="P8">Intersection Removal (IR):</text:p>
      <text:p text:style-name="P8">If a region (row, column and 3 x 3 square) has only two or three cells that contain the same possible value, and these two or three cells intersect with another region, you can remove this value from the intersecting region.</text:p>
      <text:p text:style-name="P8"><text:soft-page-break/></text:p>
      <text:p text:style-name="P8"><text:s/>values <text:s/>exist for a single number in a 3 x 3 box and they are restricted to one row or column, their values may be eliminated from the rest of the row or column. The case of one possibility is covered by HS above.</text:p>
      <text:p text:style-name="P8">If exactly two or three possibilities exist for a single number in a row or column and it is bound by a 3 x 3 box, the number can be eliminated from the rest of the box. The case of one possibility is covered by HS above.</text:p>
      <text:p text:style-name="P8"/>
      <text:p text:style-name="P8">X-Wing (XW):</text:p>
      <text:p text:style-name="P8">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8">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8">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P3"/>
      <text:p text:style-name="P3"/>
      <text:p text:style-name="P3">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3M30S</meta:editing-duration>
    <meta:editing-cycles>33</meta:editing-cycles>
    <meta:generator>OpenOffice/4.1.10$Win32 OpenOffice.org_project/4110m2$Build-9807</meta:generator>
    <dc:date>2023-10-02T11:50:51.08</dc:date>
    <dc:creator>Vince Pelss</dc:creator>
    <meta:document-statistic meta:table-count="2" meta:image-count="0" meta:object-count="0" meta:page-count="7" meta:paragraph-count="203" meta:word-count="1484" meta:character-count="7888"/>
    <meta:user-defined meta:name="Info 1"/>
    <meta:user-defined meta:name="Info 2"/>
    <meta:user-defined meta:name="Info 3"/>
    <meta:user-defined meta:name="Info 4"/>
  </office:meta>
</office:document-meta>
</file>